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201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2016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201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201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201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201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276" calcext:value-type="float">
            <text:p>52.5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200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836" calcext:value-type="float">
            <text:p>51.6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200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7768" calcext:value-type="float">
            <text:p>53.0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98" calcext:value-type="float">
            <text:p>51.7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2005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3776" calcext:value-type="float">
            <text:p>50.0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200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5008" calcext:value-type="float">
            <text:p>49.9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200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9312" calcext:value-type="float">
            <text:p>49.3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200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7288" calcext:value-type="float">
            <text:p>49.1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200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3784" calcext:value-type="float">
            <text:p>48.5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200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2032" calcext:value-type="float">
            <text:p>48.2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200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5104" calcext:value-type="float">
            <text:p>47.6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199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5816" calcext:value-type="float">
            <text:p>47.2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199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6944" calcext:value-type="float">
            <text:p>47.1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5672" calcext:value-type="float">
            <text:p>46.9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199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199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199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848" calcext:value-type="float">
            <text:p>46.4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199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199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199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888" calcext:value-type="float">
            <text:p>46.7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199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198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9" calcext:value-type="float">
            <text:p>45.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1988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1987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748" calcext:value-type="float">
            <text:p>44.6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198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3704" calcext:value-type="float">
            <text:p>44.1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198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3272" calcext:value-type="float">
            <text:p>42.9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198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5968" calcext:value-type="float">
            <text:p>42.4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198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197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197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197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3168" calcext:value-type="float">
            <text:p>42.8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197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197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197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197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197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197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196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196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NHP-PL-112</text:p>
          </table:table-cell>
          <table:table-cell office:value-type="string" calcext:value-type="string">
            <text:p>196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